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131cm"/>
    </style:style>
    <style:style style:name="co5" style:family="table-column">
      <style:table-column-properties fo:break-before="auto" style:column-width="6.00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Open sans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9" style:family="table-cell" style:parent-style-name="Default">
      <style:table-cell-properties fo:padding="0.071cm"/>
      <style:text-properties style:font-name="Open sans" fo:font-size="11pt" style:font-size-asian="11pt" style:font-size-complex="11pt"/>
    </style:style>
    <style:style style:name="ce16" style:family="table-cell" style:parent-style-name="Default">
      <style:table-cell-properties fo:padding="0.071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11" style:family="table-cell" style:parent-style-name="Default">
      <style:text-properties style:font-name="Open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Segoe UI" style:font-size-asian="11pt" style:font-weight-asian="normal" style:font-name-complex="Tahoma" style:font-size-complex="11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Ope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ience</text:p>
          </table:table-cell>
          <table:table-cell table:style-name="ce1"/>
          <table:table-cell table:style-name="ce17"/>
          <table:table-cell table:style-name="ce5"/>
        </table:table-row>
        <table:table-row table:style-name="ro1">
          <table:table-cell office:value-type="string" calcext:value-type="string">
            <text:p>Literacy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2])))" office:value-type="float" office:value="66" calcext:value-type="float">
            <text:p>66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3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ing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4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tory Telling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5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Feline Agility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6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tealth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7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picking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8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leight of Hand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9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uilding Trust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10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mall Talk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11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hy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12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gging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13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ering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14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igator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15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uasion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16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hy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17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lict Avoidance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18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incing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19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inguistics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20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 Language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21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Culture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22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History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23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Politics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24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al Arts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25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26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27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28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29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30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31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dg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32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ssion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33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p Crafting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34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p Concealment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35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p Disarming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36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ndry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37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w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38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Resistance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39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n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40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ss Resistance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41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42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ic Resistanc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43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 Resistance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44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pair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45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 Resistance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46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acity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47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ever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48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tud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49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age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50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51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 Enhancement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52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ve Thinking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53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uma Coping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54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lightning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55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rcion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56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Lying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57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exwork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58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educ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59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rting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60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61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Resistance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62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Hex Resistanc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63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ease Resistance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64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normal Status Resistance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65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se Resistance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66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67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osion Resistance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68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number-rows-repeated="12"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10"/>
          <table:table-cell table:number-columns-repeated="5"/>
        </table:table-row>
        <table:table-row table:style-name="ro1">
          <table:table-cell table:style-name="ce11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3"/>
          <table:table-cell table:number-columns-repeated="5"/>
        </table:table-row>
        <table:table-row table:style-name="ro1" table:number-rows-repeated="104848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 _-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.00.0000</text:date>, <text:time style:data-style-name="N2" text:time-value="19:25:36.7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" style:display-name="PageStyle_All Skills (Normal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" style:display-name="PageStyle_All Skills (Normal)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" style:display-name="PageStyle_All Skills (Normal)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3" style:display-name="PageStyle_All Skills (Normal)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4" style:display-name="PageStyle_All Skills (Normal)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5" style:display-name="PageStyle_All Skills (Normal)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23:36:35.358000000</meta:creation-date>
    <dc:date>2024-10-10T19:25:44.947000000</dc:date>
    <meta:editing-duration>PT1H13M26S</meta:editing-duration>
    <meta:editing-cycles>17</meta:editing-cycles>
    <meta:generator>LibreOffice/24.8.0.3$Windows_X86_64 LibreOffice_project/0bdf1299c94fe897b119f97f3c613e9dca6be583</meta:generator>
    <meta:document-statistic meta:table-count="1" meta:cell-count="204" meta:object-count="0"/>
  </office:meta>
</office:document-meta>
</file>